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iberation Serif2" svg:font-family="'Liberation Serif'" style:font-family-generic="roman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3465a4" draw:fill-color="#5983b0" draw:textarea-horizontal-align="justify" draw:textarea-vertical-align="middle" draw:auto-grow-height="false" fo:min-height="1.156cm" fo:min-width="0.48cm"/>
      <style:paragraph-properties style:writing-mode="lr-tb"/>
    </style:style>
    <style:style style:name="gr3" style:family="graphic" style:parent-style-name="standard">
      <style:graphic-properties svg:stroke-color="#000000" draw:marker-start="Arrow" draw:marker-start-width="0.3cm" draw:fill-color="#000000" draw:textarea-vertical-align="middle"/>
    </style:style>
    <style:style style:name="gr4" style:family="graphic" style:parent-style-name="standard">
      <style:graphic-properties svg:stroke-color="#3465a4" draw:fill-color="#5983b0" draw:textarea-horizontal-align="justify" draw:textarea-vertical-align="middle" draw:auto-grow-height="false" fo:min-height="1.323cm" fo:min-width="1.073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-color="#5983b0"/>
      <style:paragraph-properties fo:text-align="center" style:writing-mode="lr-tb"/>
      <style:text-properties fo:font-size="18pt" fo:language="en" fo:country="G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5983b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style:font-name="Liberation Serif2" fo:font-size="13pt" style:font-name-asian="Liberation Serif2" style:font-size-asian="13pt" style:font-name-complex="Liberation Serif2" style:font-size-complex="13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line draw:style-name="gr1" draw:text-style-name="P1" draw:layer="layout" svg:x1="3.598cm" svg:y1="15.628cm" svg:x2="3.597cm" svg:y2="1.975cm">
          <text:p/>
        </draw:line>
        <draw:line draw:style-name="gr1" draw:text-style-name="P1" draw:layer="layout" svg:x1="3.597cm" svg:y1="1.975cm" svg:x2="8.466cm" svg:y2="2.011cm">
          <text:p/>
        </draw:line>
        <draw:line draw:style-name="gr1" draw:text-style-name="P1" draw:layer="layout" svg:x1="8.466cm" svg:y1="2.011cm" svg:x2="8.502cm" svg:y2="4.516cm">
          <text:p/>
        </draw:line>
        <draw:line draw:style-name="gr1" draw:text-style-name="P1" draw:layer="layout" svg:x1="15.063cm" svg:y1="1.87cm" svg:x2="15.134cm" svg:y2="8.184cm">
          <text:p/>
        </draw:line>
        <draw:line draw:style-name="gr1" draw:text-style-name="P1" draw:layer="layout" svg:x1="8.502cm" svg:y1="8.184cm" svg:x2="15.134cm" svg:y2="8.184cm">
          <text:p/>
        </draw:line>
        <draw:custom-shape draw:style-name="gr2" draw:text-style-name="P3" draw:layer="layout" svg:width="1.96cm" svg:height="2.812cm" svg:x="14.118cm" svg:y="2.893cm"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5.098cm" svg:y1="5.044cm" svg:x2="15.063cm" svg:y2="3.457cm">
          <text:p/>
        </draw:line>
        <draw:line draw:style-name="gr1" draw:text-style-name="P1" draw:layer="layout" svg:x1="15.063cm" svg:y1="1.905cm" svg:x2="20.355cm" svg:y2="1.87cm">
          <text:p/>
        </draw:line>
        <draw:line draw:style-name="gr1" draw:text-style-name="P1" draw:layer="layout" svg:x1="15.134cm" svg:y1="8.184cm" svg:x2="20.3cm" svg:y2="8.185cm">
          <text:p/>
        </draw:line>
        <draw:line draw:style-name="gr1" draw:text-style-name="P1" draw:layer="layout" svg:x1="20.3cm" svg:y1="5.533cm" svg:x2="20.3cm" svg:y2="8.185cm">
          <text:p/>
        </draw:line>
        <draw:line draw:style-name="gr1" draw:text-style-name="P1" draw:layer="layout" svg:x1="20.355cm" svg:y1="1.905cm" svg:x2="22.966cm" svg:y2="1.905cm">
          <text:p/>
        </draw:line>
        <draw:line draw:style-name="gr1" draw:text-style-name="P1" draw:layer="layout" svg:x1="22.966cm" svg:y1="1.905cm" svg:x2="22.966cm" svg:y2="15.593cm">
          <text:p/>
        </draw:line>
        <draw:line draw:style-name="gr1" draw:text-style-name="P1" draw:layer="layout" svg:x1="22.966cm" svg:y1="15.593cm" svg:x2="3.597cm" svg:y2="15.628cm">
          <text:p/>
        </draw:line>
        <draw:line draw:style-name="gr1" draw:text-style-name="P1" draw:layer="layout" svg:x1="11.853cm" svg:y1="8.184cm" svg:x2="11.831cm" svg:y2="11.149cm">
          <text:p/>
        </draw:line>
        <draw:custom-shape draw:style-name="gr4" draw:text-style-name="P5" draw:layer="layout" svg:width="2.223cm" svg:height="2.223cm" svg:x="2.54cm" svg:y="8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19.809cm" svg:y1="16.042cm" svg:x2="21.315cm" svg:y2="16.017cm">
            <text:p/>
          </draw:line>
          <draw:line draw:style-name="gr5" draw:text-style-name="P1" draw:layer="layout" svg:x1="19.808cm" svg:y1="16.037cm" svg:x2="21.314cm" svg:y2="16.012cm">
            <text:p/>
          </draw:line>
          <draw:line draw:style-name="gr5" draw:text-style-name="P1" draw:layer="layout" svg:x1="20.907cm" svg:y1="16.207cm" svg:x2="20.159cm" svg:y2="16.223cm">
            <text:p/>
          </draw:line>
          <draw:line draw:style-name="gr5" draw:text-style-name="P1" draw:layer="layout" svg:x1="20.709cm" svg:y1="16.375cm" svg:x2="20.35cm" svg:y2="16.383cm">
            <text:p/>
          </draw:line>
          <draw:line draw:style-name="gr5" draw:text-style-name="P1" draw:layer="layout" svg:x1="20.542cm" svg:y1="16.013cm" svg:x2="20.528cm" svg:y2="15.593cm">
            <text:p/>
          </draw:line>
        </draw:g>
        <draw:frame draw:style-name="gr6" draw:text-style-name="P6" draw:layer="layout" svg:width="1.658cm" svg:height="0.962cm" svg:x="20.356cm" svg:y="8.714cm">
          <draw:text-box>
            <text:p>+</text:p>
          </draw:text-box>
        </draw:frame>
        <draw:frame draw:style-name="gr6" draw:text-style-name="P6" draw:layer="layout" svg:width="1.658cm" svg:height="0.962cm" svg:x="8.781cm" svg:y="3.226cm">
          <draw:text-box>
            <text:p>+</text:p>
          </draw:text-box>
        </draw:frame>
        <draw:frame draw:style-name="gr7" draw:text-style-name="P6" draw:layer="layout" svg:width="1.094cm" svg:height="1.8cm" svg:x="3.245cm" svg:y="8.184cm">
          <draw:text-box>
            <text:p>+ <text:s/></text:p>
          </draw:text-box>
        </draw:frame>
        <draw:frame draw:style-name="gr6" draw:text-style-name="P6" draw:layer="layout" svg:width="0.706cm" svg:height="0.962cm" svg:x="3.263cm" svg:y="9.022cm">
          <draw:text-box>
            <text:p>-</text:p>
          </draw:text-box>
        </draw:frame>
        <draw:frame draw:style-name="gr6" draw:text-style-name="P6" draw:layer="layout" svg:width="0.706cm" svg:height="0.962cm" svg:x="20.62cm" svg:y="13.466cm">
          <draw:text-box>
            <text:p>-</text:p>
          </draw:text-box>
        </draw:frame>
        <draw:frame draw:style-name="gr8" draw:text-style-name="P6" draw:layer="layout" svg:width="2.081cm" svg:height="1.673cm" svg:x="20.073cm" svg:y="11.114cm">
          <draw:text-box>
            <text:p>vo</text:p>
          </draw:text-box>
        </draw:frame>
        <draw:frame draw:style-name="gr6" draw:text-style-name="P6" draw:layer="layout" svg:width="2.823cm" svg:height="0.962cm" svg:x="15.698cm" svg:y="2.893cm">
          <draw:text-box>
            <text:p>g</text:p>
          </draw:text-box>
        </draw:frame>
        <draw:frame draw:style-name="gr6" draw:text-style-name="P6" draw:layer="layout" svg:width="1.694cm" svg:height="0.962cm" svg:x="16.827cm" svg:y="3.387cm">
          <draw:text-box>
            <text:p><text:span text:style-name="T2">π</text:span></text:p>
          </draw:text-box>
        </draw:frame>
        <draw:frame draw:style-name="gr6" draw:text-style-name="P6" draw:layer="layout" svg:width="1.694cm" svg:height="0.962cm" svg:x="16.122cm" svg:y="3.387cm">
          <draw:text-box>
            <text:p><text:span text:style-name="T3">m</text:span></text:p>
          </draw:text-box>
        </draw:frame>
        <draw:frame draw:style-name="gr6" draw:text-style-name="P6" draw:layer="layout" svg:width="1.87cm" svg:height="0.962cm" svg:x="16.545cm" svg:y="2.893cm">
          <draw:text-box>
            <text:p>v</text:p>
          </draw:text-box>
        </draw:frame>
        <draw:frame draw:style-name="gr6" draw:text-style-name="P6" draw:layer="layout" svg:width="1.552cm" svg:height="0.962cm" svg:x="8.996cm" svg:y="4.622cm">
          <draw:text-box>
            <text:p>v</text:p>
          </draw:text-box>
        </draw:frame>
        <draw:frame draw:style-name="gr6" draw:text-style-name="P6" draw:layer="layout" svg:width="1.694cm" svg:height="0.962cm" svg:x="9.314cm" svg:y="5.115cm">
          <draw:text-box>
            <text:p><text:span text:style-name="T2">π</text:span></text:p>
          </draw:text-box>
        </draw:frame>
        <draw:frame draw:style-name="gr6" draw:text-style-name="P6" draw:layer="layout" svg:width="1.694cm" svg:height="0.962cm" svg:x="7.264cm" svg:y="4.939cm">
          <draw:text-box>
            <text:p><text:span text:style-name="T2">π</text:span></text:p>
          </draw:text-box>
        </draw:frame>
        <draw:frame draw:style-name="gr6" draw:text-style-name="P6" draw:layer="layout" svg:width="1.411cm" svg:height="0.962cm" svg:x="7.055cm" svg:y="4.516cm">
          <draw:text-box>
            <text:p>r</text:p>
          </draw:text-box>
        </draw:frame>
        <draw:frame draw:style-name="gr6" draw:text-style-name="P6" draw:layer="layout" svg:width="1.482cm" svg:height="0.962cm" svg:x="8.781cm" svg:y="6.077cm">
          <draw:text-box>
            <text:p>-</text:p>
          </draw:text-box>
        </draw:frame>
        <draw:frame draw:style-name="gr6" draw:text-style-name="P6" draw:layer="layout" svg:width="1.411cm" svg:height="0.962cm" svg:x="12.63cm" svg:y="11.678cm">
          <draw:text-box>
            <text:p>R</text:p>
          </draw:text-box>
        </draw:frame>
        <draw:frame draw:style-name="gr6" draw:text-style-name="P6" draw:layer="layout" svg:width="1.694cm" svg:height="0.962cm" svg:x="13.123cm" svg:y="12.206cm">
          <draw:text-box>
            <text:p><text:span text:style-name="T3">E</text:span></text:p>
          </draw:text-box>
        </draw:frame>
        <draw:frame draw:style-name="gr6" draw:text-style-name="P6" draw:layer="layout" svg:width="1.658cm" svg:height="0.962cm" svg:x="20.675cm" svg:y="3.704cm">
          <draw:text-box>
            <text:p>r</text:p>
          </draw:text-box>
        </draw:frame>
        <draw:frame draw:style-name="gr6" draw:text-style-name="P6" draw:layer="layout" svg:width="1.694cm" svg:height="0.962cm" svg:x="20.92cm" svg:y="4.163cm">
          <draw:text-box>
            <text:p><text:span text:style-name="T3">o</text:span></text:p>
          </draw:text-box>
        </draw:frame>
        <draw:frame draw:style-name="gr6" draw:text-style-name="P6" draw:layer="layout" svg:width="2.081cm" svg:height="0.962cm" svg:x="4.974cm" svg:y="8.361cm">
          <draw:text-box>
            <text:p>vi</text:p>
          </draw:text-box>
        </draw:frame>
        <draw:g>
          <draw:line draw:style-name="gr5" draw:text-style-name="P1" draw:layer="layout" svg:x1="8.509cm" svg:y1="6.142cm" svg:x2="8.104cm" svg:y2="6.012cm">
            <text:p/>
          </draw:line>
          <draw:line draw:style-name="gr5" draw:text-style-name="P1" draw:layer="layout" svg:x1="8.899cm" svg:y1="5.73cm" svg:x2="8.105cm" svg:y2="6.014cm">
            <text:p/>
          </draw:line>
          <draw:line draw:style-name="gr5" draw:text-style-name="P1" draw:layer="layout" svg:x1="8.916cm" svg:y1="5.182cm" svg:x2="8.092cm" svg:y2="4.908cm">
            <text:p/>
          </draw:line>
          <draw:line draw:style-name="gr5" draw:text-style-name="P1" draw:layer="layout" svg:x1="8.919cm" svg:y1="5.743cm" svg:x2="8.095cm" svg:y2="5.469cm">
            <text:p/>
          </draw:line>
          <draw:line draw:style-name="gr5" draw:text-style-name="P1" draw:layer="layout" svg:x1="8.91cm" svg:y1="5.171cm" svg:x2="8.116cm" svg:y2="5.455cm">
            <text:p/>
          </draw:line>
          <draw:line draw:style-name="gr5" draw:text-style-name="P1" draw:layer="layout" svg:x1="8.881cm" svg:y1="4.617cm" svg:x2="8.087cm" svg:y2="4.901cm">
            <text:p/>
          </draw:line>
          <draw:line draw:style-name="gr5" draw:text-style-name="P1" draw:layer="layout" svg:x1="8.842cm" svg:y1="4.622cm" svg:x2="8.437cm" svg:y2="4.492cm">
            <text:p/>
          </draw:line>
        </draw:g>
        <draw:line draw:style-name="gr1" draw:text-style-name="P1" draw:layer="layout" svg:x1="8.502cm" svg:y1="6.142cm" svg:x2="8.502cm" svg:y2="8.184cm">
          <text:p/>
        </draw:line>
        <draw:g>
          <draw:line draw:style-name="gr5" draw:text-style-name="P1" draw:layer="layout" svg:x1="11.903cm" svg:y1="12.799cm" svg:x2="11.498cm" svg:y2="12.669cm">
            <text:p/>
          </draw:line>
          <draw:line draw:style-name="gr5" draw:text-style-name="P1" draw:layer="layout" svg:x1="12.293cm" svg:y1="12.387cm" svg:x2="11.499cm" svg:y2="12.671cm">
            <text:p/>
          </draw:line>
          <draw:line draw:style-name="gr5" draw:text-style-name="P1" draw:layer="layout" svg:x1="12.31cm" svg:y1="11.839cm" svg:x2="11.486cm" svg:y2="11.565cm">
            <text:p/>
          </draw:line>
          <draw:line draw:style-name="gr5" draw:text-style-name="P1" draw:layer="layout" svg:x1="12.313cm" svg:y1="12.4cm" svg:x2="11.489cm" svg:y2="12.126cm">
            <text:p/>
          </draw:line>
          <draw:line draw:style-name="gr5" draw:text-style-name="P1" draw:layer="layout" svg:x1="12.304cm" svg:y1="11.828cm" svg:x2="11.51cm" svg:y2="12.112cm">
            <text:p/>
          </draw:line>
          <draw:line draw:style-name="gr5" draw:text-style-name="P1" draw:layer="layout" svg:x1="12.275cm" svg:y1="11.274cm" svg:x2="11.481cm" svg:y2="11.558cm">
            <text:p/>
          </draw:line>
          <draw:line draw:style-name="gr5" draw:text-style-name="P1" draw:layer="layout" svg:x1="12.236cm" svg:y1="11.279cm" svg:x2="11.831cm" svg:y2="11.149cm">
            <text:p/>
          </draw:line>
        </draw:g>
        <draw:line draw:style-name="gr1" draw:text-style-name="P1" draw:layer="layout" svg:x1="11.853cm" svg:y1="12.799cm" svg:x2="11.853cm" svg:y2="15.628cm">
          <text:p/>
        </draw:line>
        <draw:g>
          <draw:line draw:style-name="gr5" draw:text-style-name="P1" draw:layer="layout" svg:x1="20.265cm" svg:y1="5.532cm" svg:x2="19.86cm" svg:y2="5.402cm">
            <text:p/>
          </draw:line>
          <draw:line draw:style-name="gr5" draw:text-style-name="P1" draw:layer="layout" svg:x1="20.655cm" svg:y1="5.12cm" svg:x2="19.861cm" svg:y2="5.404cm">
            <text:p/>
          </draw:line>
          <draw:line draw:style-name="gr5" draw:text-style-name="P1" draw:layer="layout" svg:x1="20.672cm" svg:y1="4.572cm" svg:x2="19.848cm" svg:y2="4.298cm">
            <text:p/>
          </draw:line>
          <draw:line draw:style-name="gr5" draw:text-style-name="P1" draw:layer="layout" svg:x1="20.675cm" svg:y1="5.133cm" svg:x2="19.851cm" svg:y2="4.859cm">
            <text:p/>
          </draw:line>
          <draw:line draw:style-name="gr5" draw:text-style-name="P1" draw:layer="layout" svg:x1="20.666cm" svg:y1="4.561cm" svg:x2="19.872cm" svg:y2="4.845cm">
            <text:p/>
          </draw:line>
          <draw:line draw:style-name="gr5" draw:text-style-name="P1" draw:layer="layout" svg:x1="20.637cm" svg:y1="4.007cm" svg:x2="19.843cm" svg:y2="4.291cm">
            <text:p/>
          </draw:line>
          <draw:line draw:style-name="gr5" draw:text-style-name="P1" draw:layer="layout" svg:x1="20.598cm" svg:y1="4.012cm" svg:x2="20.193cm" svg:y2="3.882cm">
            <text:p/>
          </draw:line>
        </draw:g>
        <draw:line draw:style-name="gr1" draw:text-style-name="P1" draw:layer="layout" svg:x1="20.193cm" svg:y1="1.906cm" svg:x2="20.193cm" svg:y2="3.882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iberation Serif2" svg:font-family="'Liberation Serif'" style:font-family-generic="roman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ucida Sans1" svg:font-family="'Lucida Sans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7</meta:editing-cycles>
    <meta:creation-date>2014-07-21T10:31:21</meta:creation-date>
    <dc:date>2021-05-23T00:32:57.849863975</dc:date>
    <meta:editing-duration>P2DT5H56M48S</meta:editing-duration>
    <meta:generator>LibreOffice/6.4.6.2$Linux_X86_64 LibreOffice_project/40$Build-2</meta:generator>
    <meta:document-statistic meta:object-count="102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